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A0F5F9972C9BFC6502.jpg" manifest:media-type="image/jpeg"/>
  <manifest:file-entry manifest:full-path="Pictures/1000000000000258000001322702B58CC12D12C2.jpg" manifest:media-type="image/jpeg"/>
  <manifest:file-entry manifest:full-path="Pictures/10000001000001EA000001983E5EE31958A958AE.png" manifest:media-type="image/png"/>
  <manifest:file-entry manifest:full-path="Pictures/10000001000002280000025E52E36916A4D21D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Roboto" svg:font-family="Roboto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2-subtitle">
      <style:graphic-properties draw:fill-color="#ffffff" fo:min-height="13cm"/>
      <style:paragraph-properties style:writing-mode="lr-tb"/>
    </style:style>
    <style:style style:name="pr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13cm" svg:height="13cm" svg:x="7.86cm" svg:y="1.714cm" presentation:class="subtitle" presentation:placeholder="true" presentation:user-transformed="true">
          <draw:text-box/>
        </draw:frame>
        <draw:frame draw:style-name="gr1" draw:text-style-name="P2" draw:layer="layout" svg:width="4.672cm" svg:height="5.129cm" svg:x="8.328cm" svg:y="8cm">
          <draw:image xlink:href="Pictures/10000001000002280000025E52E36916A4D21D19.png" xlink:type="simple" xlink:show="embed" xlink:actuate="onLoad" draw:mime-type="image/png">
            <text:p/>
          </draw:image>
        </draw:frame>
        <draw:frame draw:style-name="gr1" draw:text-style-name="P2" draw:layer="layout" svg:width="6.26cm" svg:height="5.213cm" draw:transform="skewX (0.000174532925199441) rotate (-0.523598775598299) translate (15.679cm 5.308cm)">
          <draw:image xlink:href="Pictures/10000001000001EA000001983E5EE31958A958AE.png" xlink:type="simple" xlink:show="embed" xlink:actuate="onLoad" draw:mime-type="image/png">
            <text:p/>
          </draw:image>
        </draw:frame>
        <draw:frame draw:style-name="gr1" draw:text-style-name="P2" draw:layer="layout" svg:width="7.829cm" svg:height="3.992cm" draw:transform="skewX (-5.957568622583E-017) rotate (0.418879020478639) translate (7.5cm 4.184cm)">
          <draw:image xlink:href="Pictures/1000000000000258000001322702B58CC12D12C2.jpg" xlink:type="simple" xlink:show="embed" xlink:actuate="onLoad" draw:mime-type="image/jpeg">
            <text:p/>
          </draw:image>
        </draw:frame>
        <draw:frame draw:style-name="gr1" draw:text-style-name="P2" draw:layer="layout" svg:width="4.539cm" svg:height="3.631cm" draw:transform="skewX (-0.000349065850398872) rotate (-0.261799387799149) translate (16.439cm 1.818cm)">
          <draw:image xlink:href="Pictures/10000000000000C8000000A0F5F9972C9BFC6502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Roboto" svg:font-family="Roboto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5:44:46.815479340</meta:creation-date>
    <meta:editing-duration>PT17M4S</meta:editing-duration>
    <meta:editing-cycles>4</meta:editing-cycles>
    <meta:generator>LibreOffice/7.3.3.1$Linux_X86_64 LibreOffice_project/30$Build-1</meta:generator>
    <dc:title>Vivid</dc:title>
    <meta:initial-creator>Alison Ramage</meta:initial-creator>
    <dc:date>2022-09-19T16:04:35.673555921</dc:date>
    <dc:creator>Alison Ramage</dc:creator>
    <meta:document-statistic meta:object-count="51"/>
  </office:meta>
</office:document-meta>
</file>